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text:style-name="WW_CharLFO3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3">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5">
      <text:list-level-style-bullet text:level="1" text:style-name="WW_CharLFO15LVL1" text:bullet-char="">
        <style:list-level-properties text:space-before="0.75in" text:min-label-width="0.25in"/>
        <style:text-properties style:font-name="Symbol"/>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text-position="super 63.6%"/>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paragraph-properties fo:text-align="center"/>
      <style:text-properties fo:font-weight="bold" style:font-weight-asian="bold"/>
    </style:style>
    <style:style style:name="P15" style:parent-style-name="Normal" style:family="paragraph">
      <style:paragraph-properties fo:text-align="center"/>
    </style:style>
    <style:style style:name="TableColumn17" style:family="table-column">
      <style:table-column-properties style:column-width="3.127in"/>
    </style:style>
    <style:style style:name="TableColumn18" style:family="table-column">
      <style:table-column-properties style:column-width="3.2909in"/>
    </style:style>
    <style:style style:name="Table16" style:family="table">
      <style:table-properties style:width="6.418in" fo:margin-left="0in" table:align="left"/>
    </style:style>
    <style:style style:name="TableRow19" style:family="table-row">
      <style:table-row-properties/>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fo:font-weight="bold" style:font-weight-asian="bold"/>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style>
    <style:style style:name="TableRow75" style:family="table-row">
      <style:table-row-properties/>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paragraph-properties fo:margin-bottom="0in" fo:line-height="100%"/>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TableColumn88" style:family="table-column">
      <style:table-column-properties style:column-width="0.4666in"/>
    </style:style>
    <style:style style:name="TableColumn89" style:family="table-column">
      <style:table-column-properties style:column-width="5.9083in"/>
    </style:style>
    <style:style style:name="Table87" style:family="table">
      <style:table-properties style:width="6.375in" fo:margin-left="0in" table:align="left"/>
    </style:style>
    <style:style style:name="TableRow90" style:family="table-row">
      <style:table-row-properties/>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style>
    <style:style style:name="TableRow95" style:family="table-row">
      <style:table-row-properties/>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margin-bottom="0in" fo:line-height="100%"/>
      <style:text-properties fo:font-weight="bold" style:font-weight-asian="bold"/>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line-height="100%"/>
      <style:text-properties fo:font-size="12pt" style:font-size-asian="12pt" style:font-size-complex="12pt"/>
    </style:style>
    <style:style style:name="TableRow100" style:family="table-row">
      <style:table-row-properties style:min-row-height="0.3625in"/>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margin-bottom="0in" fo:line-height="100%"/>
      <style:text-properties fo:font-weight="bold" style:font-weight-asian="bold"/>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line-height="100%"/>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TableRow107" style:family="table-row">
      <style:table-row-properties style:min-row-height="0.4402in"/>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margin-bottom="0in" fo:line-height="100%"/>
      <style:text-properties fo:font-weight="bold" style:font-weight-asian="bold"/>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margin-bottom="0in" fo:line-height="100%"/>
    </style:style>
    <style:style style:name="P112" style:parent-style-name="ListParagraph" style:list-style-name="LFO11" style:family="paragraph">
      <style:paragraph-properties fo:margin-bottom="0in" fo:line-height="100%"/>
    </style:style>
    <style:style style:name="P113" style:parent-style-name="ListParagraph" style:list-style-name="LFO11" style:family="paragraph">
      <style:paragraph-properties fo:margin-bottom="0in" fo:line-height="100%"/>
    </style:style>
    <style:style style:name="P114" style:parent-style-name="ListParagraph" style:list-style-name="LFO11" style:family="paragraph">
      <style:paragraph-properties fo:margin-bottom="0in" fo:line-height="100%"/>
    </style:style>
    <style:style style:name="P115" style:parent-style-name="ListParagraph" style:list-style-name="LFO11" style:family="paragraph">
      <style:paragraph-properties fo:margin-bottom="0in" fo:line-height="100%"/>
    </style:style>
    <style:style style:name="P116" style:parent-style-name="ListParagraph" style:list-style-name="LFO11" style:family="paragraph">
      <style:paragraph-properties fo:margin-bottom="0in" fo:line-height="100%"/>
    </style:style>
    <style:style style:name="P117" style:parent-style-name="ListParagraph" style:list-style-name="LFO11" style:family="paragraph">
      <style:paragraph-properties fo:margin-bottom="0in" fo:line-height="100%"/>
    </style:style>
    <style:style style:name="TableRow118" style:family="table-row">
      <style:table-row-properties style:min-row-height="0.359in"/>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text-properties fo:font-weight="bold" style:font-weight-asian="bold"/>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line-height="100%"/>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line-height="100%"/>
    </style:style>
    <style:style style:name="TableRow128" style:family="table-row">
      <style:table-row-properties/>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margin-bottom="0in" fo:line-height="100%"/>
      <style:text-properties fo:font-weight="bold" style:font-weight-asian="bold"/>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bottom="0in" fo:line-height="100%"/>
    </style:style>
    <style:style style:name="P133" style:parent-style-name="ListParagraph" style:list-style-name="LFO13" style:family="paragraph">
      <style:paragraph-properties fo:margin-bottom="0in" fo:line-height="100%"/>
    </style:style>
    <style:style style:name="P134" style:parent-style-name="ListParagraph" style:list-style-name="LFO13"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style:text-properties fo:font-weight="bold" style:font-weight-asian="bold"/>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style:style>
    <style:style style:name="P140" style:parent-style-name="ListParagraph" style:list-style-name="LFO12" style:family="paragraph">
      <style:paragraph-properties fo:line-height="100%" fo:margin-left="0.2479in" fo:text-indent="-0.2479in">
        <style:tab-stops/>
      </style:paragraph-properties>
    </style:style>
    <style:style style:name="P141" style:parent-style-name="Normal" style:family="paragraph">
      <style:text-properties fo:font-weight="bold" style:font-weight-asian="bold" style:text-underline-type="single" style:text-underline-style="solid" style:text-underline-width="auto" style:text-underline-mode="continuous"/>
    </style:style>
    <style:style style:name="P142" style:parent-style-name="Normal" style:family="paragraph">
      <style:text-properties fo:font-weight="bold" style:font-weight-asian="bold" style:text-underline-type="single" style:text-underline-style="solid" style:text-underline-width="auto" style:text-underline-mode="continuous"/>
    </style:style>
    <style:style style:name="P143" style:parent-style-name="Normal" style:family="paragraph">
      <style:text-properties fo:font-weight="bold" style:font-weight-asian="bold" style:text-underline-type="single" style:text-underline-style="solid" style:text-underline-width="auto" style:text-underline-mode="continuous"/>
    </style:style>
    <style:style style:name="P144" style:parent-style-name="Normal" style:family="paragraph">
      <style:text-properties fo:font-weight="bold" style:font-weight-asian="bold" style:text-underline-type="single" style:text-underline-style="solid" style:text-underline-width="auto" style:text-underline-mode="continuous"/>
    </style:style>
    <style:style style:name="P145" style:parent-style-name="Normal" style:list-style-name="LFO16" style:family="paragraph"/>
    <style:style style:name="P146" style:parent-style-name="ListParagraph" style:list-style-name="LFO15" style:family="paragraph"/>
    <style:style style:name="P147" style:parent-style-name="ListParagraph" style:list-style-name="LFO15" style:family="paragraph"/>
    <style:style style:name="P148" style:parent-style-name="ListParagraph" style:list-style-name="LFO15" style:family="paragraph"/>
    <style:style style:name="P149" style:parent-style-name="ListParagraph" style:list-style-name="LFO15" style:family="paragraph"/>
    <style:style style:name="P150" style:parent-style-name="ListParagraph" style:list-style-name="LFO15" style:family="paragraph"/>
    <style:style style:name="P151" style:parent-style-name="ListParagraph" style:list-style-name="LFO15" style:family="paragraph"/>
    <style:style style:name="P152" style:parent-style-name="ListParagraph" style:list-style-name="LFO15" style:family="paragraph"/>
    <style:style style:name="P153" style:parent-style-name="ListParagraph" style:list-style-name="LFO15" style:family="paragraph"/>
    <style:style style:name="P154" style:parent-style-name="ListParagraph" style:list-style-name="LFO15" style:family="paragraph"/>
    <style:style style:name="P155" style:parent-style-name="ListParagraph" style:family="paragraph">
      <style:paragraph-properties fo:margin-left="1in">
        <style:tab-stops/>
      </style:paragraph-properties>
    </style:style>
    <style:style style:name="P156" style:parent-style-name="Normal" style:family="paragraph">
      <style:text-properties fo:font-weight="bold" style:font-weight-asian="bold" style:text-underline-type="single" style:text-underline-style="solid" style:text-underline-width="auto" style:text-underline-mode="continuous"/>
    </style:style>
    <style:style style:name="P157" style:parent-style-name="Normal" style:list-style-name="LFO16" style:family="paragraph"/>
    <style:style style:name="P158"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59" style:parent-style-name="Normal" style:family="paragraph">
      <style:text-properties style:font-name="Calibri" fo:font-style="italic" style:font-style-asian="italic"/>
    </style:style>
    <style:style style:name="P160"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61" style:parent-style-name="Normal" style:list-style-name="LFO16" style:family="paragraph"/>
    <style:style style:name="P162"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63" style:parent-style-name="Normal" style:list-style-name="LFO16" style:family="paragraph"/>
    <style:style style:name="P164"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65" style:parent-style-name="Normal" style:list-style-name="LFO16" style:family="paragraph"/>
    <style:style style:name="P166" style:parent-style-name="Normal" style:list-style-name="LFO16" style:family="paragraph"/>
    <style:style style:name="P167"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68" style:parent-style-name="Normal" style:list-style-name="LFO16" style:family="paragraph"/>
    <style:style style:name="P169" style:parent-style-name="Normal" style:list-style-name="LFO16" style:family="paragraph"/>
    <style:style style:name="P170"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71" style:parent-style-name="Normal" style:list-style-name="LFO16" style:family="paragraph"/>
    <style:style style:name="P172" style:parent-style-name="Normal" style:family="paragraph">
      <style:text-properties style:font-name="Calibri" fo:font-style="italic" style:font-style-asian="italic" style:text-underline-type="single" style:text-underline-style="solid" style:text-underline-width="auto" style:text-underline-mode="continuous"/>
    </style:style>
    <style:style style:name="P173" style:parent-style-name="Normal" style:list-style-name="LFO16" style:family="paragraph"/>
    <style:style style:name="P174"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75" style:parent-style-name="Normal" style:list-style-name="LFO16" style:family="paragraph"/>
    <style:style style:name="P176" style:parent-style-name="Normal" style:list-style-name="LFO16" style:family="paragraph"/>
    <style:style style:name="P177"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78" style:parent-style-name="Normal" style:list-style-name="LFO16" style:family="paragraph"/>
    <style:style style:name="P179" style:parent-style-name="ListParagraph" style:family="paragraph">
      <style:paragraph-properties fo:margin-left="0in">
        <style:tab-stops/>
      </style:paragraph-properties>
    </style:style>
    <style:style style:name="P180"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81" style:parent-style-name="Normal" style:list-style-name="LFO16" style:family="paragraph"/>
    <style:style style:name="P182" style:parent-style-name="Normal" style:list-style-name="LFO16" style:family="paragraph"/>
    <style:style style:name="P183" style:parent-style-name="Normal" style:family="paragraph">
      <style:text-properties fo:font-weight="bold" style:font-weight-asian="bold" style:text-underline-type="single" style:text-underline-style="solid" style:text-underline-width="auto" style:text-underline-mode="continuous"/>
    </style:style>
    <style:style style:name="P184" style:parent-style-name="Normal" style:list-style-name="LFO16" style:family="paragraph"/>
    <style:style style:name="P185" style:parent-style-name="Normal" style:list-style-name="LFO16" style:family="paragraph"/>
    <style:style style:name="P186" style:parent-style-name="Normal" style:list-style-name="LFO16" style:family="paragraph"/>
  </office:automatic-styles>
  <office:body>
    <office:text text:use-soft-page-breaks="true">
      <text:p text:style-name="P1">Open Data User Group</text:p>
      <text:p text:style-name="P8"><text:span text:style-name="T9">1</text:span><text:span text:style-name="T10">2</text:span><text:span text:style-name="T11">th</text:span><text:span text:style-name="T12"><text:s/></text:span><text:span text:style-name="T13">meeting</text:span></text:p>
      <text:p text:style-name="P14">9 April<text:s/>2013,<text:s/>14:00-17:00</text:p>
      <text:p text:style-name="P15">Dr Foster<text:s/>–<text:s/>12 Smithfield Street, London EC1A<text:s/>9LA</text:p>
      <table:table table:style-name="Table16">
        <table:table-columns>
          <table:table-column table:style-name="TableColumn17"/>
          <table:table-column table:style-name="TableColumn18"/>
        </table:table-columns>
        <table:table-row table:style-name="TableRow19">
          <table:table-cell table:style-name="TableCell20">
            <text:p text:style-name="P21">Attendees</text:p>
          </table:table-cell>
          <table:table-cell table:style-name="TableCell22">
            <text:p text:style-name="P23">Officials</text:p>
          </table:table-cell>
        </table:table-row>
        <table:table-row table:style-name="TableRow24">
          <table:table-cell table:style-name="TableCell25">
            <text:p text:style-name="P26">Heather Savory (Chair) (HS)</text:p>
          </table:table-cell>
          <table:table-cell table:style-name="TableCell27">
            <text:p text:style-name="P28">Tord Johnsen (Cabinet Office) (TJ)</text:p>
          </table:table-cell>
        </table:table-row>
        <table:table-row table:style-name="TableRow29">
          <table:table-cell table:style-name="TableCell30">
            <text:p text:style-name="P31">Roger Taylor (RT)</text:p>
          </table:table-cell>
          <table:table-cell table:style-name="TableCell32">
            <text:p text:style-name="P33">Sejal Acharya (Cabinet Office) (SA)</text:p>
          </table:table-cell>
        </table:table-row>
        <table:table-row table:style-name="TableRow34">
          <table:table-cell table:style-name="TableCell35">
            <text:p text:style-name="P36">Bob Barr (BB)</text:p>
          </table:table-cell>
          <table:table-cell table:style-name="TableCell37">
            <text:p text:style-name="P38"/>
          </table:table-cell>
        </table:table-row>
        <table:table-row table:style-name="TableRow39">
          <table:table-cell table:style-name="TableCell40">
            <text:p text:style-name="P41">Andrew Mackenzie (AM)</text:p>
          </table:table-cell>
          <table:table-cell table:style-name="TableCell42">
            <text:p text:style-name="P43"><text:span text:style-name="T44">Apologies</text:span></text:p>
          </table:table-cell>
        </table:table-row>
        <table:table-row table:style-name="TableRow45">
          <table:table-cell table:style-name="TableCell46">
            <text:p text:style-name="P47">Paul Malyon (PM)</text:p>
          </table:table-cell>
          <table:table-cell table:style-name="TableCell48">
            <text:p text:style-name="P49">Adam Tickell (AT)</text:p>
          </table:table-cell>
        </table:table-row>
        <table:table-row table:style-name="TableRow50">
          <table:table-cell table:style-name="TableCell51">
            <text:p text:style-name="P52">Jennie Campbell (JC)</text:p>
          </table:table-cell>
          <table:table-cell table:style-name="TableCell53">
            <text:p text:style-name="P54">Sarah Hitchcock (SH)</text:p>
          </table:table-cell>
        </table:table-row>
        <table:table-row table:style-name="TableRow55">
          <table:table-cell table:style-name="TableCell56">
            <text:p text:style-name="P57">Jeni Tennison (JTe)</text:p>
          </table:table-cell>
          <table:table-cell table:style-name="TableCell58">
            <text:p text:style-name="P59">Ed Parkes (Cabinet Office) (EP)</text:p>
          </table:table-cell>
        </table:table-row>
        <table:table-row table:style-name="TableRow60">
          <table:table-cell table:style-name="TableCell61">
            <text:p text:style-name="P62">Jacqui Taylor (JT)</text:p>
          </table:table-cell>
          <table:table-cell table:style-name="TableCell63">
            <text:p text:style-name="P64">BIS Observer (BIS)</text:p>
          </table:table-cell>
        </table:table-row>
        <table:table-row table:style-name="TableRow65">
          <table:table-cell table:style-name="TableCell66">
            <text:p text:style-name="P67">Dominique Lazanski (DL)</text:p>
          </table:table-cell>
          <table:table-cell table:style-name="TableCell68">
            <text:p text:style-name="P69"/>
          </table:table-cell>
        </table:table-row>
        <table:table-row table:style-name="TableRow70">
          <table:table-cell table:style-name="TableCell71">
            <text:p text:style-name="P72">Gesche Schmid (GS)</text:p>
          </table:table-cell>
          <table:table-cell table:style-name="TableCell73">
            <text:p text:style-name="P74"/>
          </table:table-cell>
        </table:table-row>
        <table:table-row table:style-name="TableRow75">
          <table:table-cell table:style-name="TableCell76">
            <text:p text:style-name="P77">Chris Royles (CR)</text:p>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row>
      </table:table>
      <text:p text:style-name="P85"/>
      <text:p text:style-name="P86">Agenda</text:p>
      <table:table table:style-name="Table87">
        <table:table-columns>
          <table:table-column table:style-name="TableColumn88"/>
          <table:table-column table:style-name="TableColumn89"/>
        </table:table-columns>
        <table:table-row table:style-name="TableRow90">
          <table:table-cell table:style-name="TableCell91">
            <text:p text:style-name="P92">Item</text:p>
          </table:table-cell>
          <table:table-cell table:style-name="TableCell93">
            <text:p text:style-name="P94">Description</text:p>
          </table:table-cell>
        </table:table-row>
        <table:table-row table:style-name="TableRow95">
          <table:table-cell table:style-name="TableCell96">
            <text:p text:style-name="P97">1</text:p>
          </table:table-cell>
          <table:table-cell table:style-name="TableCell98">
            <text:p text:style-name="P99">Chair’s welcome and update</text:p>
          </table:table-cell>
        </table:table-row>
        <table:table-row table:style-name="TableRow100">
          <table:table-cell table:style-name="TableCell101">
            <text:p text:style-name="P102">2</text:p>
          </table:table-cell>
          <table:table-cell table:style-name="TableCell103">
            <text:p text:style-name="P104"><text:span text:style-name="T105">Actions and minutes from last meeting<text:s/></text:span><text:span text:style-name="T106">(approval)</text:span></text:p>
          </table:table-cell>
        </table:table-row>
        <table:table-row table:style-name="TableRow107">
          <table:table-cell table:style-name="TableCell108">
            <text:p text:style-name="P109">3</text:p>
          </table:table-cell>
          <table:table-cell table:style-name="TableCell110">
            <text:p text:style-name="P111">Discussion about ongoing benefits cases:</text:p>
            <text:list text:style-name="LFO11" text:continue-numbering="true">
              <text:list-item>
                <text:p text:style-name="P112">OS derived data</text:p>
              </text:list-item>
              <text:list-item>
                <text:p text:style-name="P113">Charity Commission Register</text:p>
              </text:list-item>
              <text:list-item>
                <text:p text:style-name="P114">Cadastral polygons</text:p>
              </text:list-item>
              <text:list-item>
                <text:p text:style-name="P115">Local Government</text:p>
              </text:list-item>
              <text:list-item>
                <text:p text:style-name="P116">DVLA Bulk Data</text:p>
              </text:list-item>
              <text:list-item>
                <text:p text:style-name="P117">CodePoint with Polygons</text:p>
              </text:list-item>
            </text:list>
          </table:table-cell>
        </table:table-row>
        <table:table-row table:style-name="TableRow118">
          <table:table-cell table:style-name="TableCell119">
            <text:p text:style-name="P120">4</text:p>
          </table:table-cell>
          <table:table-cell table:style-name="TableCell121">
            <text:p text:style-name="P122">Process for reviewing ODUG membership</text:p>
          </table:table-cell>
        </table:table-row>
        <table:table-row table:style-name="TableRow123">
          <table:table-cell table:style-name="TableCell124">
            <text:p text:style-name="P125">5</text:p>
          </table:table-cell>
          <table:table-cell table:style-name="TableCell126">
            <text:p text:style-name="P127">KPIs and Risk register</text:p>
          </table:table-cell>
        </table:table-row>
        <table:table-row table:style-name="TableRow128">
          <table:table-cell table:style-name="TableCell129">
            <text:p text:style-name="P130">6</text:p>
          </table:table-cell>
          <table:table-cell table:style-name="TableCell131">
            <text:p text:style-name="P132">Progress on data requests</text:p>
            <text:list text:style-name="LFO13" text:continue-numbering="true">
              <text:list-item>
                <text:p text:style-name="P133">ODUG</text:p>
              </text:list-item>
              <text:list-item>
                <text:p text:style-name="P134">Cabinet Office</text:p>
              </text:list-item>
            </text:list>
          </table:table-cell>
        </table:table-row>
        <table:table-row table:style-name="TableRow135">
          <table:table-cell table:style-name="TableCell136">
            <text:p text:style-name="P137">7</text:p>
          </table:table-cell>
          <table:table-cell table:style-name="TableCell138">
            <text:p text:style-name="P139">A.O.B</text:p>
            <text:list text:style-name="LFO12" text:continue-numbering="true">
              <text:list-item>
                <text:p text:style-name="P140">ODUG Event</text:p>
              </text:list-item>
            </text:list>
          </table:table-cell>
        </table:table-row>
      </table:table>
      <text:p text:style-name="P141"/>
      <text:p text:style-name="P142"/>
      <text:p text:style-name="P143"/>
      <text:soft-page-break/>
      <text:p text:style-name="P144">Welcome and Updates</text:p>
      <text:list text:style-name="LFO16" text:continue-numbering="true">
        <text:list-item>
          <text:p text:style-name="P145">The Chair updated the Group on recent activities:<text:s/></text:p>
        </text:list-item>
      </text:list>
      <text:list text:style-name="LFO15" text:continue-numbering="true">
        <text:list-item>
          <text:p text:style-name="P146">The recent<text:s/>DGU update was well received<text:s/>with thanks passed to the<text:s/>dat.gov.uk (DGU)<text:s/>team, noting that ODUG and DGU were working well together.<text:s/></text:p>
        </text:list-item>
        <text:list-item>
          <text:p text:style-name="P147">The chair attended the Open Data Market Maker workshop at the ODI chaired by Stephen Shakespeare in connection with the Shakespeare Review.<text:s/></text:p>
        </text:list-item>
        <text:list-item>
          <text:p text:style-name="P148">Stephen Shakespeare<text:s/>gave an update of the PSI Review at the Public Sector Transparency Board meeting.<text:s/>Broadly, the update was well received, but comments suggested it still needed further work on the Trading Funds model.</text:p>
        </text:list-item>
        <text:list-item>
          <text:p text:style-name="P149">ODUG and Cabinet Office<text:s/>met with Land Registry to discuss the Price Paid Information<text:s/>Data request.<text:s/>Good progress is being made toward the release of this data.</text:p>
        </text:list-item>
        <text:list-item>
          <text:p text:style-name="P150">The Chair met with HMRC about the VAT register, the meeting was very positive. There are 3 ministers writing to HMRC, recommending<text:s/>the release of this dataset with<text:s/>an<text:s/>opt-out option for small businesses.<text:s/></text:p>
        </text:list-item>
        <text:list-item>
          <text:p text:style-name="P151">The<text:s/>Chair<text:s/>presented to the Demographic User Group (DUG) who are supportive of the work ODUG is doing and provided helpful feedback on various aspects of the agenda.</text:p>
        </text:list-item>
        <text:list-item>
          <text:p text:style-name="P152">The Chair<text:s/>attended the Policy<text:s/>Exchange: Future is<text:s/>Digital<text:s/>Event<text:s/></text:p>
        </text:list-item>
        <text:list-item>
          <text:p text:style-name="P153">The Hugh Neffendorf led review of a National Address Dataset is expected in May.</text:p>
        </text:list-item>
        <text:list-item>
          <text:p text:style-name="P154">The<text:s/>Chair, with two ODUG members,<text:s/>attended a broadly positive<text:s/>meeting<text:s/>with Ofcom in regards to their<text:s/>recent PAF<text:s/>consultation.<text:s/>ODUG agrees with Ofcom’s view that PAF licensing is too complex. ODUG highlighted to Ofcom that the group and other stakeholders believe that the underlying costs of delivering and maintaining<text:s/>PAF are too high. There was a discussion on the size of the public sector market for PAF licences, and royalty payments made to Royal Mail and OS.<text:s/>The Ofcom document notes the finding of the PAB report ‘Estimating the Economic Value of PAF’, that ‘Government &amp; Health’ end-users represented 19% of PAF revenues. <text:s/>Ofcom confirmed that, as set out in the consultation document, the question of the ownership of PAF and release of PAF as Open Data was a question for Government, and outside of its powers and duties with regard to PAF as set out in the Postal Services Act 2000, and was therefore specifically excluded of the consultation.<text:s/>Ofcom plan to publish<text:s/>a follow up to the consultation in June.</text:p>
        </text:list-item>
      </text:list>
      <text:p text:style-name="P155"/>
      <text:p text:style-name="P156">Actions and Minutes<text:s/></text:p>
      <text:list text:style-name="LFO16" text:continue-numbering="true">
        <text:list-item>
          <text:p text:style-name="P157">The actions and minutes from the last meeting were approved.</text:p>
        </text:list-item>
      </text:list>
      <text:p text:style-name="P158">Benefits Cases<text:s/></text:p>
      <text:p text:style-name="P159">Updates on Specific Benefits Cases:</text:p>
      <text:p text:style-name="P160">OS Licences</text:p>
      <text:soft-page-break/>
      <text:list text:style-name="LFO16" text:continue-numbering="true">
        <text:list-item>
          <text:p text:style-name="P161">More work is needed in partnership with OS to clarify<text:s/>the<text:s/>terms and conditions for<text:s/>the<text:s/>current OS licence suite. This is likely to involve the Office for Public Sector Information.</text:p>
        </text:list-item>
      </text:list>
      <text:p text:style-name="P162">Charity Commission Register<text:s/></text:p>
      <text:list text:style-name="LFO16" text:continue-numbering="true">
        <text:list-item>
          <text:p text:style-name="P163">Work on<text:s/>the<text:s/>benefits case has shown encouraging signs in terms of getting the register released<text:s/>as it is already thought to be released to one community member under an Open License.<text:s/>This will be confirmed and, if so, an approach will be made to ask that the data be made available more widely. ODUG has<text:s/>met with community members who<text:s/>are<text:s/>willing to<text:s/>assist<text:s/>with a detailed benefits case, if this proves necessary</text:p>
        </text:list-item>
      </text:list>
      <text:p text:style-name="P164">Cadastral Polygons<text:s/></text:p>
      <text:list text:style-name="LFO16" text:continue-numbering="true">
        <text:list-item>
          <text:p text:style-name="P165">It was noted that<text:s/>France has released the cadastral land polygons dataset for free.<text:s/></text:p>
        </text:list-item>
        <text:list-item>
          <text:p text:style-name="P166">The draft benefits case<text:s/>was approved by the group. It<text:s/>needs<text:s/>fact checking, with view to publication<text:s/>as soon as<text:s/>possible. It<text:s/>will be sent<text:s/>to Land Registry and Ordnance Survey for<text:s/>comment prior to publication.<text:s/></text:p>
        </text:list-item>
      </text:list>
      <text:p text:style-name="P167">Local Government<text:s/></text:p>
      <text:list text:style-name="LFO16" text:continue-numbering="true">
        <text:list-item>
          <text:p text:style-name="P168">Work is<text:s/>proceeding well on this<text:s/>benefits<text:s/>case;<text:s/>ODUG will be taking into consideration the following points: 1)<text:s/>How to improve Local Governments’<text:s/>understanding of issues around reusability<text:s/>of data; and 2) get agreement on a standardised<text:s/>way of publishing data to realise the reuse potential and generate growth.<text:s/></text:p>
        </text:list-item>
        <text:list-item>
          <text:p text:style-name="P169">ODUG will<text:s/>approach DCLG<text:s/>to<text:s/>develop<text:s/>this benefits case.<text:s/>The proposed next steps include campaigning Local Authorities for more standardised formats and publication routines.</text:p>
        </text:list-item>
      </text:list>
      <text:p text:style-name="P170">DVLA bulk data<text:s/></text:p>
      <text:list text:style-name="LFO16" text:continue-numbering="true">
        <text:list-item>
          <text:p text:style-name="P171">The DVLA benefits case also includes other vehicle data requests, including stolen vehicles.<text:s/>There has been a slight delay in<text:s/>work on<text:s/>this benefits case, but there will be a more detailed update in the next ODUG meeting.<text:s/></text:p>
        </text:list-item>
      </text:list>
      <text:p text:style-name="P172">Code Point with Polygons<text:s/></text:p>
      <text:list text:style-name="LFO16" text:continue-numbering="true">
        <text:list-item>
          <text:p text:style-name="P173">Work is underway<text:s/>on this benefits case, with preparation work including an assessment of current status and access opportunities to CodePoint. Data is already available in derived formats; Geolytix and others have<text:s/>already replicated this dataset.<text:s/></text:p>
        </text:list-item>
      </text:list>
      <text:p text:style-name="P174">Process for reviewing membership</text:p>
      <text:list text:style-name="LFO16" text:continue-numbering="true">
        <text:list-item>
          <text:p text:style-name="P175">New ODUG members will be recruited later this spring, and the process for this recruitment was discussed. The recruitment campaign will be a competitive, open and transparent.</text:p>
        </text:list-item>
        <text:list-item>
          <text:p text:style-name="P176">The<text:s/>Chair will have meetings with all ODUG group members to establish number of current members who wish to continue as members.<text:s/></text:p>
        </text:list-item>
      </text:list>
      <text:p text:style-name="P177">KPI and Risk Register</text:p>
      <text:soft-page-break/>
      <text:list text:style-name="LFO16" text:continue-numbering="true">
        <text:list-item>
          <text:p text:style-name="P178">The updated KPI and Risk<text:s/>Register was discussed and approved. It was noted that now that ODUG is beginning to deliver results,<text:s/>the<text:s/>metrics to measure the performance and achievements delivered<text:s/>should be reviewed.</text:p>
        </text:list-item>
      </text:list>
      <text:p text:style-name="P179"/>
      <text:p text:style-name="P180">Progress on data requests</text:p>
      <text:list text:style-name="LFO16" text:continue-numbering="true">
        <text:list-item>
          <text:p text:style-name="P181">The Data Request Roadmap was highlighted as a success with over 2,200 visits in its first month. This was also supported by social media engagement over the Roadmap.</text:p>
        </text:list-item>
        <text:list-item>
          <text:p text:style-name="P182">The Transparency Team updated on the activity it has undertaken in resolving data requests. Often locating and<text:s/>accessing the<text:s/>data<text:s/>is an issue, rather than<text:s/>the<text:s/>data not already being released.</text:p>
        </text:list-item>
      </text:list>
      <text:p text:style-name="P183">AOB</text:p>
      <text:list text:style-name="LFO16" text:continue-numbering="true">
        <text:list-item>
          <text:p text:style-name="P184">ODUG is planning an ODUG event to coincide with new members joining, and work is going into planning this event.</text:p>
        </text:list-item>
        <text:list-item>
          <text:p text:style-name="P185">The Chair thanked Dr Foster for hosting the meeting and ODUG Members for the work they are doing.<text:s/></text:p>
        </text:list-item>
        <text:list-item>
          <text:p text:style-name="P186">The<text:s/>next ODUG meeting is<text:s/>14 May<text:s/>201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text-underline-type="none"/>
    </style:style>
    <style:style style:name="WW_CharLFO3LVL1" style:family="text">
      <style:text-properties fo:font-weight="normal" style:font-weight-asian="norma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text:style-name="WW_CharLFO3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text:list-style style:name="LFO13">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5">
      <text:list-level-style-bullet text:level="1" text:style-name="WW_CharLFO15LVL1" text:bullet-char="">
        <style:list-level-properties text:space-before="0.75in" text:min-label-width="0.25in"/>
        <style:text-properties style:font-name="Symbol"/>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FFFFFF"/>
    </style:style>
    <style:style style:name="T4" style:parent-style-name="DefaultParagraphFont" style:family="text">
      <style:text-properties fo:color="#FFFFFF"/>
    </style:style>
    <style:style style:name="P5" style:parent-style-name="Footer" style:family="paragraph">
      <style:paragraph-properties fo:text-align="center"/>
    </style:style>
    <style:style style:name="T6" style:parent-style-name="DefaultParagraphFont" style:family="text">
      <style:text-properties fo:color="#FFFFFF"/>
    </style:style>
    <style:style style:name="T7" style:parent-style-name="DefaultParagraphFont" style:family="text">
      <style:text-properties fo:color="#FFFFFF"/>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jal Acharya</meta:initial-creator>
    <dc:creator>Tord Johnsen</dc:creator>
    <meta:creation-date>2013-04-12T14:53:00Z</meta:creation-date>
    <dc:date>2013-04-12T15:10:00Z</dc:date>
    <meta:template xlink:href="Normal.dotm" xlink:type="simple"/>
    <meta:editing-cycles>3</meta:editing-cycles>
    <meta:editing-duration>PT9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29ea9aa-9cd4-484e-8520-872bc55543b1</meta:user-defined>
    <meta:document-statistic meta:page-count="4" meta:paragraph-count="13" meta:word-count="975" meta:character-count="6520" meta:row-count="46" meta:non-whitespace-character-count="5558"/>
  </office:meta>
</office:document-meta>
</file>